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67414B1B3E4A23A7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325cm, 7.802cm, 18.917cm, 5.71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17cm" svg:height="21.315cm" svg:x="1.092cm" svg:y="2.292cm">
          <draw:image xlink:href="Pictures/10000000000005E8000007E067414B1B3E4A23A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5-15T13:17:35.155673319</dc:date>
    <meta:editing-duration>PT3M33S</meta:editing-duration>
    <meta:editing-cycles>6</meta:editing-cycles>
    <meta:generator>LibreOffice/7.5.2.2$MacOSX_AARCH64 LibreOffice_project/53bb9681a964705cf672590721dbc85eb4d0c3a2</meta:generator>
    <meta:document-statistic meta:object-count="1"/>
  </office:meta>
</office:document-meta>
</file>